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PropertyOverrideConfigurer.setResourceLoader( final Resource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yOverrideConfigurer.ExtendedPropertyOverride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dedPropertyOverrideConfigurer.setSettings( Settings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yOverrideConfigurer.setResourceFilter( ResourceFilter resourc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yOverrideConfigurer.setLocations( final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yOverrideConfigurer.postProcessBeanFactory( ConfigurableListableBeanFactory beanFa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